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948cm" fo:min-width="6.508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1.947cm" fo:min-width="6.508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948cm" fo:min-width="6.508cm"/>
    </style:style>
    <style:style style:name="P1" style:family="paragraph">
      <style:paragraph-properties fo:text-align="center"/>
    </style:style>
    <style:style style:name="P2" style:family="paragraph">
      <loext:graphic-properties draw:fill-color="#be3f7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008cm" svg:height="2.198cm" svg:x="1.195cm" svg:y="1.145cm">
            <text:p text:style-name="P1">Applic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008cm" svg:height="2.197cm" svg:x="1.195cm" svg:y="3.624cm">
            <text:p text:style-name="P1">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008cm" svg:height="2.198cm" svg:x="1.195cm" svg:y="6.055cm">
            <text:p text:style-name="P1">Hardwar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33:50.171759729</meta:creation-date>
    <dc:date>2017-06-13T16:27:08.416557525</dc:date>
    <meta:editing-duration>PT2M39S</meta:editing-duration>
    <meta:editing-cycles>3</meta:editing-cycles>
    <meta:generator>LibreOffice/5.3.3.2$Linux_X86_64 LibreOffice_project/30m0$Build-2</meta:generator>
    <meta:document-statistic meta:object-count="4"/>
  </office:meta>
</office:document-meta>
</file>